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2" style:family="paragraph" style:parent-style-name="Standard">
      <style:paragraph-properties fo:margin-top="0.0075in" fo:margin-bottom="0in" loext:contextual-spacing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3" style:family="paragraph" style:parent-style-name="Standard">
      <style:paragraph-properties fo:margin-left="0.2646in" fo:margin-right="0in" fo:margin-top="0.0417in" fo:margin-bottom="0in" loext:contextual-spacing="false" fo:text-align="center" style:justify-single-word="false" fo:text-indent="0in" style:auto-text-indent="false"/>
    </style:style>
    <style:style style:name="P4" style:family="paragraph" style:parent-style-name="Standard">
      <style:paragraph-properties fo:margin-top="0.0043in" fo:margin-bottom="0in" loext:contextual-spacing="false"/>
      <style:text-properties style:font-name="Trebuchet MS" fo:font-size="12pt" style:font-name-asian="Trebuchet MS1" style:font-size-asian="12pt" style:font-name-complex="Trebuchet MS1" style:font-size-complex="12pt"/>
    </style:style>
    <style:style style:name="P5" style:family="paragraph" style:parent-style-name="Standard">
      <style:paragraph-properties fo:margin-top="0.0047in" fo:margin-bottom="0in" loext:contextual-spacing="false" fo:text-align="start" style:justify-single-word="false"/>
      <style:text-properties style:font-name="Arial" fo:font-size="10.5pt" fo:letter-spacing="-0.0008in" style:font-name-asian="Arial1" style:font-size-asian="10.5pt" style:font-name-complex="Arial1" style:font-size-complex="10.5pt"/>
    </style:style>
    <style:style style:name="P6" style:family="paragraph" style:parent-style-name="Standard" style:master-page-name="Standard">
      <loext:graphic-properties draw:fill="none"/>
      <style:paragraph-properties fo:margin-left="0in" fo:margin-right="-0.4366in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6.1874in"/>
        </style:tab-stops>
      </style:paragraph-properties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7" style:family="paragraph" style:parent-style-name="Text_20_body" style:list-style-name="WWNum2" style:master-page-name="">
      <loext:graphic-properties draw:fill="none"/>
      <style:paragraph-properties fo:margin-left="0.0618in" fo:margin-right="0in" fo:margin-top="0.0035in" fo:margin-bottom="0in" loext:contextual-spacing="false" fo:text-align="start" style:justify-single-word="false" fo:orphans="2" fo:widows="2" fo:text-indent="1.6866in" style:auto-text-indent="false" style:page-number="auto" fo:background-color="transparent" style:writing-mode="lr-tb">
        <style:tab-stops>
          <style:tab-stop style:position="2.0165in"/>
        </style:tab-stops>
      </style:paragraph-properties>
      <style:text-properties style:font-name="Arial" fo:font-size="10.5pt" fo:letter-spacing="-0.0008in" officeooo:paragraph-rsid="001db89b" style:font-name-asian="Arial1" style:font-size-asian="10.5pt" style:font-name-complex="Arial1" style:font-size-complex="10.5pt"/>
    </style:style>
    <style:style style:name="P8" style:family="paragraph" style:parent-style-name="Text_20_body" style:list-style-name="WWNum2">
      <loext:graphic-properties draw:fill="none"/>
      <style:paragraph-properties fo:margin-left="0.0618in" fo:margin-right="0in" fo:margin-top="0.0035in" fo:margin-bottom="0in" loext:contextual-spacing="false" fo:text-align="start" style:justify-single-word="false" fo:orphans="2" fo:widows="2" fo:text-indent="1.6866in" style:auto-text-indent="false" fo:background-color="transparent" style:writing-mode="lr-tb">
        <style:tab-stops>
          <style:tab-stop style:position="2.0165in"/>
        </style:tab-stops>
      </style:paragraph-properties>
      <style:text-properties style:font-name="Arial" fo:font-size="10.5pt" officeooo:paragraph-rsid="001f429f" style:font-name-asian="Arial1" style:font-size-asian="10.5pt" style:font-size-complex="10.5pt"/>
    </style:style>
    <style:style style:name="P9" style:family="paragraph" style:parent-style-name="Text_20_body" style:list-style-name="WWNum2">
      <loext:graphic-properties draw:fill="none"/>
      <style:paragraph-properties fo:margin-left="0.0618in" fo:margin-right="0in" fo:margin-top="0.0035in" fo:margin-bottom="0in" loext:contextual-spacing="false" fo:text-align="start" style:justify-single-word="false" fo:orphans="2" fo:widows="2" fo:text-indent="1.6866in" style:auto-text-indent="false" fo:background-color="transparent" style:writing-mode="lr-tb">
        <style:tab-stops>
          <style:tab-stop style:position="2.0165in"/>
        </style:tab-stops>
      </style:paragraph-properties>
      <style:text-properties officeooo:paragraph-rsid="001f429f"/>
    </style:style>
    <style:style style:name="P10" style:family="paragraph" style:parent-style-name="Text_20_body" style:list-style-name="WWNum2">
      <loext:graphic-properties draw:fill="none"/>
      <style:paragraph-properties fo:margin-left="0.0618in" fo:margin-right="0in" fo:margin-top="0.0035in" fo:margin-bottom="0in" loext:contextual-spacing="false" fo:text-align="start" style:justify-single-word="false" fo:orphans="2" fo:widows="2" fo:text-indent="1.6866in" style:auto-text-indent="false" fo:background-color="transparent" style:writing-mode="lr-tb">
        <style:tab-stops>
          <style:tab-stop style:position="2.0165in"/>
        </style:tab-stops>
      </style:paragraph-properties>
      <style:text-properties officeooo:rsid="0022faeb" officeooo:paragraph-rsid="0022faeb"/>
    </style:style>
    <style:style style:name="P11" style:family="paragraph" style:parent-style-name="Text_20_body">
      <style:paragraph-properties fo:margin-left="0.0709in" fo:margin-right="0.4827in" fo:margin-top="0in" fo:margin-bottom="0in" loext:contextual-spacing="false" fo:line-height="116%" fo:text-indent="0in" style:auto-text-indent="false"/>
      <style:text-properties officeooo:rsid="0020fe81" officeooo:paragraph-rsid="002df1b1"/>
    </style:style>
    <style:style style:name="T1" style:family="text">
      <style:text-properties style:font-name="Trebuchet MS" fo:font-size="15.5pt" fo:letter-spacing="-0.0008in" style:font-size-asian="15.5pt"/>
    </style:style>
    <style:style style:name="T2" style:family="text">
      <style:text-properties style:font-name="Trebuchet MS" fo:font-size="15.5pt" fo:letter-spacing="-0.0008in" style:font-name-asian="Trebuchet MS1" style:font-size-asian="15.5pt" style:font-name-complex="Trebuchet MS1" style:font-size-complex="15.5pt"/>
    </style:style>
    <style:style style:name="T3" style:family="text">
      <style:text-properties style:font-name="Trebuchet MS" fo:font-size="15.5pt" fo:letter-spacing="-0.0008in" officeooo:rsid="0020fe81" style:font-name-asian="Trebuchet MS1" style:font-size-asian="15.5pt" style:font-name-complex="Trebuchet MS1" style:font-size-complex="15.5pt"/>
    </style:style>
    <style:style style:name="T4" style:family="text">
      <style:text-properties fo:letter-spacing="-0.0008in" style:font-name-complex="Arial1"/>
    </style:style>
    <style:style style:name="T5" style:family="text">
      <style:text-properties style:font-name-complex="Arial1"/>
    </style:style>
    <style:style style:name="T6" style:family="text">
      <style:text-properties fo:letter-spacing="0.002in" style:font-name-complex="Arial1"/>
    </style:style>
    <style:style style:name="T7" style:family="text">
      <style:text-properties fo:letter-spacing="0.0016in" style:font-name-complex="Arial1"/>
    </style:style>
    <style:style style:name="T8" style:family="text">
      <style:text-properties fo:letter-spacing="0.0008in" style:font-name-complex="Arial1"/>
    </style:style>
    <style:style style:name="T9" style:family="text">
      <style:text-properties style:font-name="Arial" fo:font-size="10.5pt" style:font-name-asian="Arial1" style:font-size-asian="10.5pt" style:font-size-complex="10.5pt"/>
    </style:style>
    <style:style style:name="T10" style:family="text">
      <style:text-properties style:font-name="Arial" fo:font-size="10.5pt" style:font-name-asian="Arial1" style:font-size-asian="10.5pt" style:font-name-complex="Arial1" style:font-size-complex="10.5pt"/>
    </style:style>
    <style:style style:name="T11" style:family="text">
      <style:text-properties style:font-name="Arial" fo:font-size="10.5pt" fo:letter-spacing="0.0016in" style:font-name-asian="Arial1" style:font-size-asian="10.5pt" style:font-name-complex="Arial1" style:font-size-complex="10.5pt"/>
    </style:style>
    <style:style style:name="T12" style:family="text">
      <style:text-properties style:font-name="Arial" fo:font-size="10.5pt" fo:letter-spacing="0.0016in" style:font-name-asian="Arial1" style:font-size-asian="10.5pt" style:font-size-complex="10.5pt"/>
    </style:style>
    <style:style style:name="T13" style:family="text">
      <style:text-properties style:font-name="Arial" fo:font-size="10.5pt" fo:letter-spacing="0.0035in" style:font-name-asian="Arial1" style:font-size-asian="10.5pt" style:font-size-complex="10.5pt"/>
    </style:style>
    <style:style style:name="T14" style:family="text">
      <style:text-properties style:font-name="Arial" fo:font-size="10.5pt" fo:letter-spacing="0.0035in" style:font-name-asian="Arial1" style:font-size-asian="10.5pt" style:font-name-complex="Arial1" style:font-size-complex="10.5pt"/>
    </style:style>
    <style:style style:name="T15" style:family="text">
      <style:text-properties style:font-name="Arial" fo:font-size="10.5pt" fo:letter-spacing="0.002in" style:font-name-asian="Arial1" style:font-size-asian="10.5pt" style:font-size-complex="10.5pt"/>
    </style:style>
    <style:style style:name="T16" style:family="text">
      <style:text-properties style:font-name="Arial" fo:font-size="10.5pt" fo:letter-spacing="0.002in" officeooo:rsid="0022faeb" style:font-name-asian="Arial1" style:font-size-asian="10.5pt" style:font-size-complex="10.5pt"/>
    </style:style>
    <style:style style:name="T17" style:family="text">
      <style:text-properties style:font-name="Arial" fo:font-size="10.5pt" fo:letter-spacing="0.002in" style:font-name-asian="Arial1" style:font-size-asian="10.5pt" style:font-name-complex="Arial1" style:font-size-complex="10.5pt"/>
    </style:style>
    <style:style style:name="T18" style:family="text">
      <style:text-properties style:font-name="Arial" fo:font-size="10.5pt" fo:letter-spacing="0.0008in" style:font-name-asian="Arial1" style:font-size-asian="10.5pt" style:font-size-complex="10.5pt"/>
    </style:style>
    <style:style style:name="T19" style:family="text">
      <style:text-properties style:font-name="Arial" fo:font-size="10.5pt" fo:letter-spacing="0.0008in" style:font-name-asian="Arial1" style:font-size-asian="10.5pt" style:font-name-complex="Arial1" style:font-size-complex="10.5pt"/>
    </style:style>
    <style:style style:name="T20" style:family="text">
      <style:text-properties style:font-name="Arial" fo:font-size="10.5pt" fo:letter-spacing="-0.0008in" style:font-name-asian="Arial1" style:font-size-asian="10.5pt" style:font-size-complex="10.5pt"/>
    </style:style>
    <style:style style:name="T21" style:family="text">
      <style:text-properties style:font-name="Arial" fo:font-size="10.5pt" fo:letter-spacing="-0.0008in" officeooo:rsid="002362ad" style:font-name-asian="Arial1" style:font-size-asian="10.5pt" style:font-size-complex="10.5pt"/>
    </style:style>
    <style:style style:name="T22" style:family="text">
      <style:text-properties style:font-name="Arial" fo:font-size="10.5pt" fo:letter-spacing="-0.0008in" style:font-name-asian="Arial1" style:font-size-asian="10.5pt" style:font-name-complex="Arial1" style:font-size-complex="10.5pt"/>
    </style:style>
    <style:style style:name="T23" style:family="text">
      <style:text-properties style:font-name="Arial" fo:font-size="10.5pt" fo:letter-spacing="-0.0008in" officeooo:rsid="002362ad" style:font-name-asian="Arial1" style:font-size-asian="10.5pt" style:font-name-complex="Arial1" style:font-size-complex="10.5pt"/>
    </style:style>
    <style:style style:name="T24" style:family="text">
      <style:text-properties style:font-name="Arial" fo:font-size="10.5pt" fo:letter-spacing="0.0028in" style:font-name-asian="Arial1" style:font-size-asian="10.5pt" style:font-size-complex="10.5pt"/>
    </style:style>
    <style:style style:name="T25" style:family="text">
      <style:text-properties style:font-name="Arial" fo:font-size="10.5pt" fo:letter-spacing="0.0028in" style:font-name-asian="Arial1" style:font-size-asian="10.5pt" style:font-name-complex="Arial1" style:font-size-complex="10.5pt"/>
    </style:style>
    <style:style style:name="T26" style:family="text">
      <style:text-properties style:font-name="Arial" fo:font-size="10.5pt" fo:letter-spacing="0.0028in" officeooo:rsid="0023db9d" style:font-name-asian="Arial1" style:font-size-asian="10.5pt" style:font-name-complex="Arial1" style:font-size-complex="10.5pt"/>
    </style:style>
    <style:style style:name="T27" style:family="text">
      <style:text-properties style:font-name="Arial" fo:font-size="10.5pt" fo:letter-spacing="-0.0016in" style:font-name-asian="Arial1" style:font-size-asian="10.5pt" style:font-name-complex="Arial1" style:font-size-complex="10.5pt"/>
    </style:style>
    <style:style style:name="T28" style:family="text">
      <style:text-properties style:font-name="Arial" fo:font-size="10.5pt" fo:letter-spacing="-0.0016in" officeooo:rsid="0022faeb" style:font-name-asian="Arial1" style:font-size-asian="10.5pt" style:font-size-complex="10.5pt"/>
    </style:style>
    <style:style style:name="T29" style:family="text">
      <style:text-properties style:font-name="Arial" fo:font-size="10.5pt" fo:letter-spacing="0.0043in" style:font-name-asian="Arial1" style:font-size-asian="10.5pt" style:font-name-complex="Arial1" style:font-size-complex="10.5pt"/>
    </style:style>
    <style:style style:name="T30" style:family="text">
      <style:text-properties officeooo:rsid="00291036"/>
    </style:style>
    <style:style style:name="T31" style:family="text">
      <style:text-properties officeooo:rsid="0029c55e"/>
    </style:style>
    <style:style style:name="T32" style:family="text">
      <style:text-properties officeooo:rsid="002d477f"/>
    </style:style>
    <style:style style:name="Sect1" style:family="section">
      <style:section-properties fo:margin-left="0in" fo:margin-right="0.1362in"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6"><text:bookmark text:name="_GoBack"/></text:p>
        <text:p text:style-name="P1"/>
        <text:p text:style-name="P2"/>
        <text:p text:style-name="P3"><text:span text:style-name="T1">RADOScript</text:span><text:span text:style-name="T2">_</text:span><text:span text:style-name="T3">interpretator</text:span></text:p>
        <text:p text:style-name="P4"/>
        <text:p text:style-name="P11">RADOScript is a script language <text:span text:style-name="T31">that supports variables of different types and various operators</text:span>. <text:span text:style-name="T32">RADOScript_interpretator is a program that interprets the RADOScript language. An example for a RADOScript and the respective interpretation or behaviour of the RADOScript_interpretator is given below.</text:span></text:p>
        <text:p text:style-name="P5"/>
        <text:list xml:id="list2860910981963117353" text:style-name="WWNum2">
          <text:list-item>
            <text:list>
              <text:list-item>
                <text:p text:style-name="P7">long_variable_name=”value”</text:p>
              </text:list-item>
              <text:list-item>
                <text:p text:style-name="P8"><text:span text:style-name="T5">x</text:span><text:span text:style-name="T6"> </text:span><text:span text:style-name="T5">=</text:span><text:span text:style-name="T7"> </text:span><text:span text:style-name="T4">5.3</text:span></text:p>
              </text:list-item>
              <text:list-item>
                <text:p text:style-name="P8"><text:span text:style-name="T5">y</text:span><text:span text:style-name="T6"> </text:span><text:span text:style-name="T5">=</text:span><text:span text:style-name="T7"> </text:span><text:span text:style-name="T5">7</text:span><text:span text:style-name="T8"> </text:span><text:span text:style-name="T5">+</text:span><text:span text:style-name="T7"> </text:span><text:span text:style-name="T4">3.2</text:span></text:p>
              </text:list-item>
              <text:list-item>
                <text:p text:style-name="P9"><text:span text:style-name="T10">y</text:span><text:span text:style-name="T14"> </text:span><text:span text:style-name="T10">=</text:span><text:span text:style-name="T25"> </text:span><text:span text:style-name="T22">“abc”</text:span><text:span text:style-name="T29"> </text:span><text:span text:style-name="T10">+</text:span><text:span text:style-name="T25"> </text:span><text:span text:style-name="T10">5</text:span><text:span text:style-name="T14"> </text:span><text:span text:style-name="T22">//</text:span><text:span text:style-name="T25"> </text:span><text:span text:style-name="T23">runtime exception</text:span></text:p>
              </text:list-item>
              <text:list-item>
                <text:p text:style-name="P9"><text:span text:style-name="T10">x</text:span><text:span text:style-name="T11"> </text:span><text:span text:style-name="T10">=</text:span><text:span text:style-name="T19"> </text:span><text:span text:style-name="T10">[</text:span><text:span text:style-name="T11"> </text:span><text:span text:style-name="T27">1,</text:span><text:span text:style-name="T17"> </text:span><text:span text:style-name="T22">2,</text:span><text:span text:style-name="T10"> </text:span><text:span text:style-name="T22">3,</text:span><text:span text:style-name="T17"> </text:span><text:span text:style-name="T10">4 ]</text:span></text:p>
              </text:list-item>
              <text:list-item>
                <text:p text:style-name="P9"><text:span text:style-name="T9">x </text:span><text:span text:style-name="T13"><text:s/></text:span><text:span text:style-name="T9">=</text:span><text:span text:style-name="T15"> </text:span><text:span text:style-name="T9">x</text:span><text:span text:style-name="T18"> </text:span><text:span text:style-name="T9">+</text:span><text:span text:style-name="T15"> </text:span><text:span text:style-name="T9">[</text:span><text:span text:style-name="T12"> </text:span><text:span text:style-name="T20">5,</text:span><text:span text:style-name="T24"> </text:span><text:span text:style-name="T9">6</text:span><text:span text:style-name="T18"> </text:span><text:span text:style-name="T9">]</text:span><text:span text:style-name="T15"> </text:span><text:span text:style-name="T20">//</text:span><text:span text:style-name="T15"> </text:span><text:span text:style-name="T21">concatenation</text:span></text:p>
              </text:list-item>
              <text:list-item>
                <text:p text:style-name="P9"><text:span text:style-name="T10">y</text:span><text:span text:style-name="T11"> </text:span><text:span text:style-name="T10">=</text:span><text:span text:style-name="T11"> </text:span><text:span text:style-name="T10">2</text:span></text:p>
              </text:list-item>
              <text:list-item>
                <text:p text:style-name="P9"><text:span text:style-name="T9">x</text:span><text:span text:style-name="T13"> </text:span><text:span text:style-name="T9">=</text:span><text:span text:style-name="T15"> </text:span><text:span text:style-name="T9">x</text:span><text:span text:style-name="T13"> </text:span><text:span text:style-name="T9">-</text:span><text:span text:style-name="T24"> </text:span><text:span text:style-name="T9">y</text:span><text:span text:style-name="T13"> </text:span><text:span text:style-name="T20">//</text:span><text:span text:style-name="T24"> </text:span><text:span text:style-name="T16">removes the last </text:span><text:span text:style-name="T9">y</text:span><text:span text:style-name="T13"> </text:span><text:span text:style-name="T28">elements</text:span></text:p>
              </text:list-item>
              <text:list-item>
                <text:p text:style-name="P9"><text:span text:style-name="T10">x</text:span><text:span text:style-name="T25"> </text:span><text:span text:style-name="T10">=</text:span><text:span text:style-name="T11"> </text:span><text:span text:style-name="T10">[</text:span><text:span text:style-name="T25"> </text:span><text:span text:style-name="T22">“abc,</text:span><text:span text:style-name="T25"> </text:span><text:span text:style-name="T22">“def”,</text:span><text:span text:style-name="T17"> </text:span><text:span text:style-name="T10">“egh”</text:span><text:span text:style-name="T25"> </text:span><text:span text:style-name="T10">]</text:span></text:p>
              </text:list-item>
              <text:list-item>
                <text:p text:style-name="P9"><text:span text:style-name="T10">y</text:span><text:span text:style-name="T17"> </text:span><text:span text:style-name="T10">=</text:span><text:span text:style-name="T17"> </text:span><text:span text:style-name="T22">x[1]</text:span></text:p>
              </text:list-item>
              <text:list-item>
                <text:p text:style-name="P9"><text:span text:style-name="T10">x</text:span><text:span text:style-name="T17"> </text:span><text:span text:style-name="T10">= [</text:span><text:span text:style-name="T17"> </text:span><text:span text:style-name="T22">[1,</text:span><text:span text:style-name="T17"> </text:span><text:span text:style-name="T22">2],</text:span><text:span text:style-name="T11"> </text:span><text:span text:style-name="T22">[3,</text:span><text:span text:style-name="T19"> </text:span><text:span text:style-name="T22">4,</text:span><text:span text:style-name="T17"> </text:span><text:span text:style-name="T22">5],</text:span><text:span text:style-name="T25"> </text:span><text:span text:style-name="T22">[6,</text:span><text:span text:style-name="T17"> </text:span><text:span text:style-name="T27">7,</text:span><text:span text:style-name="T17"> </text:span><text:span text:style-name="T22">8]</text:span><text:span text:style-name="T19"> </text:span><text:span text:style-name="T10">]</text:span></text:p>
              </text:list-item>
              <text:list-item>
                <text:p text:style-name="P9"><text:span text:style-name="T22">x</text:span><text:span text:style-name="T25"> </text:span><text:span text:style-name="T22">=</text:span><text:span text:style-name="T17"> </text:span><text:span text:style-name="T22">[</text:span><text:span text:style-name="T25"> </text:span><text:span text:style-name="T27">1,</text:span><text:span text:style-name="T14"> </text:span><text:span text:style-name="T22">“abc”,</text:span><text:span text:style-name="T14"> </text:span><text:span text:style-name="T22">2</text:span><text:span text:style-name="T17"> </text:span><text:span text:style-name="T22">]</text:span><text:span text:style-name="T25"> </text:span></text:p>
              </text:list-item>
              <text:list-item>
                <text:p text:style-name="P10"><text:span text:style-name="T25">#x // output the value of the variable </text:span><text:span text:style-name="T26">x</text:span></text:p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1972in" fo:margin-right="0in" fo:margin-top="0.002in" fo:margin-bottom="0in" loext:contextual-spacing="false" fo:text-indent="-0.2429in" style:auto-text-indent="false"/>
      <style:text-properties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size-complex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/>
    <style:style style:name="Header" style:family="paragraph" style:parent-style-name="Standard" style:class="extra"/>
    <style:style style:name="Footnote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font-size="10.5pt" style:font-name-asian="Arial1" style:font-family-asian="Arial" style:font-family-generic-asian="system" style:font-pitch-asian="variable" style:font-size-asian="10.5pt" style:font-size-complex="10.5pt" style:text-scale="101%"/>
    </style:style>
    <style:style style:name="ListLabel_20_2" style:display-name="ListLabel 2" style:family="text">
      <style:text-properties fo:font-size="10.5pt" style:font-name-asian="Arial1" style:font-family-asian="Arial" style:font-family-generic-asian="system" style:font-pitch-asian="variable" style:font-size-asian="10.5pt" style:font-size-complex="10.5pt" style:text-scale="101%"/>
    </style:style>
    <style:style style:name="ListLabel_20_3" style:display-name="ListLabel 3" style:family="text">
      <style:text-properties fo:font-size="10.5pt" style:font-name-asian="Arial1" style:font-family-asian="Arial" style:font-family-generic-asian="system" style:font-pitch-asian="variable" style:font-size-asian="10.5pt" style:font-size-complex="10.5pt" style:text-scale="101%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○" text:bullet-char="○">
        <style:list-level-properties text:list-level-position-and-space-mode="label-alignment">
          <style:list-level-label-alignment text:label-followed-by="listtab" fo:text-indent="-0.2437in" fo:margin-left="0.4402in"/>
        </style:list-level-properties>
        <style:text-properties fo:font-family="Arial" style:font-family-generic="swiss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437in" fo:margin-left="0.8583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437in" fo:margin-left="1.2764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437in" fo:margin-left="1.6953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437in" fo:margin-left="2.1134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437in" fo:margin-left="2.5311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437in" fo:margin-left="2.9492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437in" fo:margin-left="3.3673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437in" fo:margin-left="3.7862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437in" fo:margin-left="1.0437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fo:text-indent="-0.2437in" fo:margin-left="2.0161in"/>
        </style:list-level-properties>
        <style:text-properties style:font-name="StarSymbol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437in" fo:margin-left="2.0161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437in" fo:margin-left="2.539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437in" fo:margin-left="3.0618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437in" fo:margin-left="3.5839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437in" fo:margin-left="4.1071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437in" fo:margin-left="4.6299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437in" fo:margin-left="5.152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.0972in" fo:margin-bottom="0.1945in" fo:margin-left="0.9028in" fo:margin-right="1.1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nline2PDF.com</meta:initial-creator>
    <meta:editing-cycles>19</meta:editing-cycles>
    <meta:creation-date>2017-04-22T21:41:00</meta:creation-date>
    <dc:date>2017-04-25T18:34:01.482433768</dc:date>
    <meta:editing-duration>PT39M50S</meta:editing-duration>
    <meta:generator>LibreOffice/5.1.6.2$Linux_X86_64 LibreOffice_project/10m0$Build-2</meta:generator>
    <meta:print-date>2017-04-23T00:43:49.665257333</meta:print-date>
    <meta:document-statistic meta:table-count="0" meta:image-count="0" meta:object-count="0" meta:page-count="1" meta:paragraph-count="15" meta:word-count="141" meta:character-count="641" meta:non-whitespace-character-count="526"/>
    <meta:user-defined meta:name="AppVersion">14.0000</meta:user-defined>
    <meta:user-defined meta:name="Created" meta:value-type="date">2017-04-22T00:00:00</meta:user-defined>
    <meta:user-defined meta:name="DocSecurity" meta:value-type="float">4</meta:user-defined>
    <meta:user-defined meta:name="HyperlinksChanged" meta:value-type="boolean">false</meta:user-defined>
    <meta:user-defined meta:name="LastSaved" meta:value-type="date">2017-04-22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